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AsyncMethodsInterface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MethodBean.returnSomethingCompletabl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ClassBeanWithInterface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syncMethodBean.returnSomething2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syncInterface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ExecutionTests.asyncInterface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ExecutionTests.asyncMethodsWith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ynamicAsyncInterfaceBean.DynamicAsyncInterface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ClassListen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AsyncMethodsInterface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lassBean.returnSomethingCompletabl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InterfaceBean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syncMethodsInterface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MethodWithQualifierBean.returnSomething2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ClassBean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lassBeanWithInterface.return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MethodWithQualifierBean.doNo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ExecutionTests.asyncMethodsI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ExecutionTests.dynamicAsyn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ClassListener.AsyncClas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lassBean.returnSomething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MethodsInterfaceBean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ExecutionTests.dynamicAsyncMethodsInInterface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MethodListen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ionTests.asyncMethodsInInterface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InterfaceBean.return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ionTests.asyncClassWithInterfaceAnd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ExecutionTests.async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ExecutionTests.asyn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syncExecutionTests.asyncMethodsWithQualifierThroug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yncClass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yncExecutionTests.asyncPrototypeClas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ExecutionTests.asyncMetho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MethodBean.returnSomething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MethodBean.returnSomethingListenable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ynamicAsyncInterface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lassBean.returnSomethingListenable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yncExecutionTests.dynamicAsyncInterface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ExecutionTests.asyncMethodsThroug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ExecutionTests.async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syncMethodBean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MethodBean.doNo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AsyncMethodsInterfaceBean.DynamicAsyncMethodsInterface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ynamicAsyncInterface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ExecutionTests.asyncClas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MethodsInterfaceBean.return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ionTests.asyncClassWith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MethodWithQualifierBean.do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ExecutionTests.asyncClass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yncMethodWithQualifierBean.returnSome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MethodsInterfaceBean.doNothing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